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Wichtig: </text:p>
      <text:p text:style-name="Preformatted_20_Text">Im Pause Screen immer Enter zur Auswahl nutzen. Sonst schießt der</text:p>
      <text:p text:style-name="Preformatted_20_Text">Player im Hintergrund. (Den Bug zu fixen ist nicht so leicht.)</text:p>
      <text:p text:style-name="Preformatted_20_Text"/>
      <text:p text:style-name="Preformatted_20_Text">Präsentation geht 10 Minuten ( bitte noch verifizieren )</text:p>
      <text:p text:style-name="Preformatted_20_Text"/>
      <text:p text:style-name="Preformatted_20_Text">Intro: </text:p>
      <text:p text:style-name="Preformatted_20_Text">Hauptmenü ist auf dem Beamer</text:p>
      <text:p text:style-name="Preformatted_20_Text">Alle 6 stehen vorne</text:p>
      <text:p text:style-name="Preformatted_20_Text"/>
      <text:p text:style-name="Preformatted_20_Text">.. et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4:30:15</dc:date>
    <dc:creator>Neumann </dc:creator>
    <meta:generator>LibreOffice/3.5$Linux_X86_64 LibreOffice_project/350m1$Build-2</meta:generator>
    <meta:editing-duration>PT1M31S</meta:editing-duration>
    <meta:editing-cycles>2</meta:editing-cycles>
    <meta:document-statistic meta:table-count="0" meta:image-count="0" meta:object-count="0" meta:page-count="1" meta:paragraph-count="8" meta:word-count="44" meta:character-count="253" meta:non-whitespace-character-count="214"/>
  </office:meta>
</office:document-meta>
</file>